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9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99"/>
    <style:style style:name="ce3" style:family="table-cell" style:parent-style-name="Default" style:data-style-name="N36"/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36">
      <style:table-cell-properties fo:background-color="#fff200"/>
    </style:style>
    <style:style style:name="ce6" style:family="table-cell" style:parent-style-name="Default" style:data-style-name="N11"/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 table:number-columns-spanned="3" table:number-rows-spanned="1">
            <text:p>Affinity</text:p>
          </table:table-cell>
          <table:covered-table-cell table:number-columns-repeated="2" table:style-name="ce1"/>
          <table:table-cell table:style-name="ce1" office:value-type="string" calcext:value-type="string">
            <text:p>Anchor</text:p>
          </table:table-cell>
          <table:table-cell table:style-name="ce1" office:value-type="string" calcext:value-type="string">
            <text:p>Encoding</text:p>
          </table:table-cell>
          <table:table-cell office:value-type="string" calcext:value-type="string">
            <text:p>Encoding_structure</text:p>
          </table:table-cell>
          <table:table-cell table:style-name="ce1" office:value-type="string" calcext:value-type="string">
            <text:p>n_test</text:p>
          </table:table-cell>
          <table:table-cell table:style-name="ce1" office:value-type="string" calcext:value-type="string">
            <text:p>rand_score</text:p>
          </table:table-cell>
          <table:table-cell table:style-name="ce1" office:value-type="string" calcext:value-type="string">
            <text:p>success_rate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2" calcext:value-type="float">
            <text:p>0.242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25" calcext:value-type="float">
            <text:p>0.125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6" calcext:value-type="float">
            <text:p>0.946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6" calcext:value-type="float">
            <text:p>0.916</text:p>
          </table:table-cell>
          <table:table-cell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4" calcext:value-type="float">
            <text:p>0.914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08" calcext:value-type="float">
            <text:p>0.208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71" calcext:value-type="float">
            <text:p>0.171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8" calcext:value-type="float">
            <text:p>0.908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9" calcext:value-type="float">
            <text:p>0.939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6" calcext:value-type="float">
            <text:p>0.906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64" calcext:value-type="float">
            <text:p>0.964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2" calcext:value-type="float">
            <text:p>0.902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p_nor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39" calcext:value-type="float">
            <text:p>0.939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1" calcext:value-type="float">
            <text:p>0.901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euclide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2" calcext:value-type="float">
            <text:p>0.912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27" calcext:value-type="float">
            <text:p>0.927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12" calcext:value-type="float">
            <text:p>0.912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79" calcext:value-type="float">
            <text:p>0.479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47" calcext:value-type="float">
            <text:p>0.547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65" calcext:value-type="float">
            <text:p>0.465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69" calcext:value-type="float">
            <text:p>0.869</text:p>
          </table:table-cell>
          <table:table-cell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p_norm</text:p>
          </table:table-cell>
          <table:table-cell table:number-columns-repeated="2" office:value-type="string" calcext:value-type="string">
            <text:p>cosin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05" calcext:value-type="float">
            <text:p>0.905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65" calcext:value-type="float">
            <text:p>0.865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77" calcext:value-type="float">
            <text:p>0.877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25" calcext:value-type="float">
            <text:p>0.925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37" calcext:value-type="float">
            <text:p>0.937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*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789" calcext:value-type="float">
            <text:p>0.789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*(X^x*Y^y)*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52" calcext:value-type="float">
            <text:p>0.952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893" calcext:value-type="float">
            <text:p>0.893</text:p>
          </table:table-cell>
          <table:table-cell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28" calcext:value-type="float">
            <text:p>0.928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31" calcext:value-type="float">
            <text:p>0.931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(c1*bolt + c2*nut)+(X^x*Y^y)+(b1*bin1 + b2 * bin2)</text:p>
          </table:table-cell>
          <table:table-cell office:value-type="float" office:value="100" calcext:value-type="float">
            <text:p>100</text:p>
          </table:table-cell>
          <table:table-cell office:value-type="float" office:value="0.929" calcext:value-type="float">
            <text:p>0.929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566" calcext:value-type="float">
            <text:p>0.566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849" calcext:value-type="float">
            <text:p>0.849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</text:p>
          </table:table-cell>
          <table:table-cell office:value-type="float" office:value="100" calcext:value-type="float">
            <text:p>100</text:p>
          </table:table-cell>
          <table:table-cell office:value-type="float" office:value="0.705" calcext:value-type="float">
            <text:p>0.705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bolt^c1 * nut^c2 * X^x*Y^y * bin1^b1 * bin2^b2</text:p>
          </table:table-cell>
          <table:table-cell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51" calcext:value-type="float">
            <text:p>0.951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agglomerative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2" calcext:value-type="float">
            <text:p>0.932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897" calcext:value-type="float">
            <text:p>0.897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kmeans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3" calcext:value-type="float">
            <text:p>0.933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t1*(c1*bolt + c2*nut)+t2(X^x*Y^y)</text:p>
          </table:table-cell>
          <table:table-cell office:value-type="float" office:value="100" calcext:value-type="float">
            <text:p>100</text:p>
          </table:table-cell>
          <table:table-cell office:value-type="float" office:value="0.947" calcext:value-type="float">
            <text:p>0.947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bin_picking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cosin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ssp256</text:p>
          </table:table-cell>
          <table:table-cell office:value-type="string" calcext:value-type="string">
            <text:p><text:span text:style-name="T1">t1*(c1*bolt + c2*nut)+t2(X^x*Y^y) + t3(b1*bin1 + b2 * bin2</text:span>)</text:p>
          </table:table-cell>
          <table:table-cell office:value-type="float" office:value="100" calcext:value-type="float">
            <text:p>100</text:p>
          </table:table-cell>
          <table:table-cell office:value-type="float" office:value="0.938" calcext:value-type="float">
            <text:p>0.938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12:27:12.446576169</meta:creation-date>
    <dc:date>2021-10-04T17:45:32.412240838</dc:date>
    <meta:editing-duration>PT14M43S</meta:editing-duration>
    <meta:editing-cycles>4</meta:editing-cycles>
    <meta:generator>LibreOffice/6.0.7.3$Linux_X86_64 LibreOffice_project/00m0$Build-3</meta:generator>
    <meta:document-statistic meta:table-count="1" meta:cell-count="465" meta:object-count="0"/>
  </office:meta>
</office:document-meta>
</file>